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3.528cm"/>
      <style:text-properties style:use-window-font-color="true" style:font-name="Abyssinica SIL" fo:font-size="9pt" fo:font-weight="bold" style:font-name-asian="Quicksand" style:font-size-asian="9pt" style:font-weight-asian="bold" style:font-size-complex="9pt" style:font-weight-complex="bold"/>
      <style:map style:condition="is-true-formula([.$A$28] = &quot;NO&quot;)" style:apply-style-name="Untitled2" style:base-cell-address="Sheet1.B2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5.447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2.117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3.175cm"/>
      <style:text-properties style:use-window-font-color="true" style:font-name="Abyssinica SIL" fo:font-size="10pt" fo:font-weight="bold" style:font-size-asian="10pt" style:font-weight-asian="bold" style:font-size-complex="10pt" style:font-weight-complex="bold"/>
      <style:map style:condition="is-true-formula([.$A$28] = &quot;NO&quot;)" style:apply-style-name="Untitled2" style:base-cell-address="Sheet1.B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2.117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color="#fffff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fffff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28">
        <table:table-column table:style-name="co1" table:default-cell-style-name="ce1"/>
        <table:table-column table:style-name="co2" table:default-cell-style-name="ce5"/>
        <table:table-column table:style-name="co3" table:default-cell-style-name="ce29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29"/>
        <table:table-column table:style-name="co7" table:number-columns-repeated="1017" table:default-cell-style-name="ce1"/>
        <table:table-row table:style-name="ro1">
          <table:table-cell/>
          <table:table-cell table:style-name="ce4" office:value-type="string" calcext:value-type="string">
            <text:p>5x Jus de Mûre <text:s text:c="24"/></text:p>
          </table:table-cell>
          <table:table-cell table:style-name="ce25" office:value-type="currency" office:currency="CHF" office:value="2.7" calcext:value-type="currency">
            <text:p>2.70 CHF</text:p>
          </table:table-cell>
          <table:table-cell office:value-type="string" calcext:value-type="string">
            <text:p><text:s/>0.900 l. <text:s/></text:p>
          </table:table-cell>
          <table:table-cell office:value-type="string" calcext:value-type="string">
            <text:p><text:s/>.......... en cl. </text:p>
          </table:table-cell>
          <table:table-cell office:value-type="string" calcext:value-type="string">
            <text:p><text:s/>.......... CHF / 0.6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90 <text:s text:c="17"/>1.80 <text:s text:c="9"/>(1.5) <text:s text:c="18"/>13.5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6x Jus de Amande <text:s text:c="22"/></text:p>
          </table:table-cell>
          <table:table-cell table:style-name="ce25" office:value-type="currency" office:currency="CHF" office:value="12" calcext:value-type="currency">
            <text:p>12.00 CHF</text:p>
          </table:table-cell>
          <table:table-cell office:value-type="string" calcext:value-type="string">
            <text:p><text:s/>4.000 l. <text:s/></text:p>
          </table:table-cell>
          <table:table-cell office:value-type="string" calcext:value-type="string">
            <text:p><text:s/>.......... en dl. </text:p>
          </table:table-cell>
          <table:table-cell office:value-type="string" calcext:value-type="string">
            <text:p><text:s/>.......... CHF / 1.6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40 <text:s text:c="17"/>4.80 <text:s text:c="9"/>(2.5) <text:s text:c="18"/>72.0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4x Coing <text:s text:c="30"/></text:p>
          </table:table-cell>
          <table:table-cell table:style-name="ce25" office:value-type="currency" office:currency="CHF" office:value="9.9" calcext:value-type="currency">
            <text:p>9.90 CHF</text:p>
          </table:table-cell>
          <table:table-cell office:value-type="string" calcext:value-type="string">
            <text:p><text:s/>3.300 kg. </text:p>
          </table:table-cell>
          <table:table-cell office:value-type="string" calcext:value-type="string">
            <text:p><text:s/>.......... en g. <text:s/></text:p>
          </table:table-cell>
          <table:table-cell office:value-type="string" calcext:value-type="string">
            <text:p><text:s/>.......... CHF / 1.1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3300 <text:s text:c="15"/>3.30 <text:s text:c="9"/>(3) <text:s text:c="20"/>39.6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5x Jus de Kaki <text:s text:c="24"/></text:p>
          </table:table-cell>
          <table:table-cell table:style-name="ce25" office:value-type="currency" office:currency="CHF" office:value="12.6" calcext:value-type="currency">
            <text:p>12.60 CHF</text:p>
          </table:table-cell>
          <table:table-cell office:value-type="string" calcext:value-type="string">
            <text:p><text:s/>4.200 l. <text:s/></text:p>
          </table:table-cell>
          <table:table-cell office:value-type="string" calcext:value-type="string">
            <text:p><text:s/>.......... en cl. </text:p>
          </table:table-cell>
          <table:table-cell office:value-type="string" calcext:value-type="string">
            <text:p><text:s/>.......... CHF / 2.8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420 <text:s text:c="16"/>8.40 <text:s text:c="9"/>(1.5) <text:s text:c="18"/>63.0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8x Jus de Prune <text:s text:c="23"/></text:p>
          </table:table-cell>
          <table:table-cell table:style-name="ce25" office:value-type="currency" office:currency="CHF" office:value="4.5" calcext:value-type="currency">
            <text:p>4.50 CHF</text:p>
          </table:table-cell>
          <table:table-cell office:value-type="string" calcext:value-type="string">
            <text:p><text:s/>1.500 l. <text:s/></text:p>
          </table:table-cell>
          <table:table-cell office:value-type="string" calcext:value-type="string">
            <text:p><text:s/>.......... en ml. </text:p>
          </table:table-cell>
          <table:table-cell office:value-type="string" calcext:value-type="string">
            <text:p><text:s/>.......... CHF / 0.5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1500 <text:s text:c="15"/>1.50 <text:s text:c="9"/>(3) <text:s text:c="20"/>36.0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14"/>===============================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ce6"/>
          <table:table-cell table:style-name="ce18" office:value-type="string" calcext:value-type="string" table:number-columns-spanned="8" table:number-rows-spanned="1">
            <text:p><text:s text:c="110"/>Grand Total : ............... CHF</text:p>
          </table:table-cell>
          <table:covered-table-cell table:style-name="ce26"/>
          <table:covered-table-cell table:style-name="ce32"/>
          <table:covered-table-cell table:style-name="ce31"/>
          <table:covered-table-cell table:style-name="ce32"/>
          <table:covered-table-cell table:style-name="ce26"/>
          <table:covered-table-cell table:number-columns-repeated="2" table:style-name="ce32"/>
          <table:table-cell table:style-name="ce32"/>
          <table:table-cell table:number-columns-repeated="1014"/>
        </table:table-row>
        <table:table-row table:style-name="ro1">
          <table:table-cell table:style-name="ce2"/>
          <table:table-cell table:style-name="ce17" office:value-type="float" office:value="224.1" calcext:value-type="float" table:number-columns-spanned="8" table:number-rows-spanned="1">
            <text:p>224.1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table:style-name="ce4" office:value-type="string" calcext:value-type="string">
            <text:p>3x Pêche <text:s text:c="30"/></text:p>
          </table:table-cell>
          <table:table-cell table:style-name="ce25" office:value-type="currency" office:currency="CHF" office:value="13.5" calcext:value-type="currency">
            <text:p>13.50 CHF</text:p>
          </table:table-cell>
          <table:table-cell office:value-type="string" calcext:value-type="string">
            <text:p><text:s/>4.500 kg. </text:p>
          </table:table-cell>
          <table:table-cell office:value-type="string" calcext:value-type="string">
            <text:p><text:s/>.......... en g. <text:s/></text:p>
          </table:table-cell>
          <table:table-cell office:value-type="string" calcext:value-type="string">
            <text:p><text:s/>.......... CHF / 1.5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4500 <text:s text:c="15"/>4.50 <text:s text:c="9"/>(3) <text:s text:c="20"/>40.5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8x Marron <text:s text:c="29"/></text:p>
          </table:table-cell>
          <table:table-cell table:style-name="ce25" office:value-type="currency" office:currency="CHF" office:value="5.4" calcext:value-type="currency">
            <text:p>5.40 CHF</text:p>
          </table:table-cell>
          <table:table-cell office:value-type="string" calcext:value-type="string">
            <text:p><text:s/>1.800 kg. </text:p>
          </table:table-cell>
          <table:table-cell office:value-type="string" calcext:value-type="string">
            <text:p><text:s/>.......... en g. <text:s/></text:p>
          </table:table-cell>
          <table:table-cell office:value-type="string" calcext:value-type="string">
            <text:p><text:s/>.......... CHF / 0.6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1800 <text:s text:c="15"/>1.80 <text:s text:c="9"/>(3) <text:s text:c="20"/>43.2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3x Jus de Prune <text:s text:c="23"/></text:p>
          </table:table-cell>
          <table:table-cell table:style-name="ce25" office:value-type="currency" office:currency="CHF" office:value="3" calcext:value-type="currency">
            <text:p>3.00 CHF</text:p>
          </table:table-cell>
          <table:table-cell office:value-type="string" calcext:value-type="string">
            <text:p><text:s/>1.000 l. <text:s/></text:p>
          </table:table-cell>
          <table:table-cell office:value-type="string" calcext:value-type="string">
            <text:p><text:s/>.......... en dl. </text:p>
          </table:table-cell>
          <table:table-cell office:value-type="string" calcext:value-type="string">
            <text:p><text:s/>.......... CHF / 0.2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10 <text:s text:c="17"/>0.60 <text:s text:c="9"/>(5) <text:s text:c="20"/>9.0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5x Papaye <text:s text:c="29"/></text:p>
          </table:table-cell>
          <table:table-cell table:style-name="ce25" office:value-type="currency" office:currency="CHF" office:value="2.7" calcext:value-type="currency">
            <text:p>2.70 CHF</text:p>
          </table:table-cell>
          <table:table-cell office:value-type="string" calcext:value-type="string">
            <text:p><text:s/>0.900 kg. </text:p>
          </table:table-cell>
          <table:table-cell office:value-type="string" calcext:value-type="string">
            <text:p><text:s/>.......... en g. <text:s/></text:p>
          </table:table-cell>
          <table:table-cell office:value-type="string" calcext:value-type="string">
            <text:p><text:s/>.......... CHF / 0.6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900 <text:s text:c="16"/>1.80 <text:s text:c="9"/>(1.5) <text:s text:c="18"/>13.50</text:p>
          </table:table-cell>
          <table:covered-table-cell table:style-name="ce27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6x Nectarine <text:s text:c="26"/></text:p>
          </table:table-cell>
          <table:table-cell table:style-name="ce25" office:value-type="currency" office:currency="CHF" office:value="8.1" calcext:value-type="currency">
            <text:p>8.10 CHF</text:p>
          </table:table-cell>
          <table:table-cell office:value-type="string" calcext:value-type="string">
            <text:p><text:s/>2.700 kg. </text:p>
          </table:table-cell>
          <table:table-cell office:value-type="string" calcext:value-type="string">
            <text:p><text:s/>.......... en g. <text:s/></text:p>
          </table:table-cell>
          <table:table-cell office:value-type="string" calcext:value-type="string">
            <text:p><text:s/>.......... CHF / 1.8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<text:s text:c="68"/>2700 <text:s text:c="15"/>5.40 <text:s text:c="9"/>(1.5) <text:s text:c="18"/>48.6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14"/>===============================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style-name="ce16" office:value-type="string" calcext:value-type="string" table:number-columns-spanned="8" table:number-rows-spanned="1">
            <text:p><text:s text:c="110"/>Grand Total : ............... CHF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7" office:value-type="float" office:value="154.8" calcext:value-type="float" table:number-columns-spanned="8" table:number-rows-spanned="1">
            <text:p>154.8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/>
          <table:table-cell table:style-name="ce11"/>
          <table:table-cell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B2 Sheet1.B4:Sheet1.B4 Sheet1.B6:Sheet1.B6 Sheet1.B8:Sheet1.B8 Sheet1.B10:Sheet1.B10 Sheet1.B14:Sheet1.B14 Sheet1.B16:Sheet1.B16 Sheet1.B18:Sheet1.B18 Sheet1.B20:Sheet1.B20 Sheet1.B22:Sheet1.B22 Sheet1.B24:Sheet1.B24 Sheet1.B28:Sheet1.B28">
            <calcext:condition calcext:apply-style-name="Untitled2" calcext:value="formula-is([.$A$28] = &quot;NO&quot;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CH">CHF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CH">CHF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ext-properties fo:color="#ffffff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 style:data-style-name="N2" text:time-value="17:44:49.008812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16T18:05:52.919088866</dc:date>
    <meta:editing-duration>PT49M23S</meta:editing-duration>
    <meta:editing-cycles>12</meta:editing-cycles>
    <meta:generator>LibreOffice/6.4.7.2$Linux_X86_64 LibreOffice_project/40$Build-2</meta:generator>
    <meta:print-date>2022-03-16T17:51:50.676221413</meta:print-date>
    <meta:document-statistic meta:table-count="1" meta:cell-count="77" meta:object-count="0"/>
  </office:meta>
</office:document-meta>
</file>